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970" officeooo:paragraph-rsid="001e7970"/>
    </style:style>
    <style:style style:name="P2" style:family="paragraph" style:parent-style-name="Standard">
      <style:text-properties officeooo:rsid="001e88aa" officeooo:paragraph-rsid="001e88aa"/>
    </style:style>
    <style:style style:name="P3" style:family="paragraph" style:parent-style-name="Standard">
      <style:text-properties officeooo:rsid="001fdf03" officeooo:paragraph-rsid="001fdf03"/>
    </style:style>
    <style:style style:name="T1" style:family="text">
      <style:text-properties officeooo:rsid="001e7970"/>
    </style:style>
    <style:style style:name="T2" style:family="text">
      <style:text-properties officeooo:rsid="001fdf03"/>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1fdf03"/>
    </style:style>
    <style:style style:name="T5" style:family="text">
      <style:text-properties style:text-line-through-style="none" style:text-line-through-type="none" officeooo:rsid="001fd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 que usar o h2<text:span text:style-name="T2">o</text:span>:</text:p>
      <text:p text:style-name="P1"/>
      <text:p text:style-name="Standard">- <text:span text:style-name="T1">superar limitações do R, tais como:</text:span></text:p>
      <text:p text:style-name="Standard"/>
      <text:p text:style-name="Standard">- <text:span text:style-name="T1">leitura de arquivos grandes (5GB+)</text:span></text:p>
      <text:p text:style-name="Standard"/>
      <text:p text:style-name="Standard">- <text:span text:style-name="T1">mau gerenciamento de memória</text:span></text:p>
      <text:p text:style-name="Standard"/>
      <text:p text:style-name="Standard"/>
      <text:p text:style-name="P1">Problemas de usar o H2<text:span text:style-name="T2">o</text:span> no R:</text:p>
      <text:p text:style-name="P1"/>
      <text:p text:style-name="P1">modelos em R (e python também) não lidam tão bem assim com aplicações Java e Scala</text:p>
      <text:p text:style-name="Standard"/>
      <text:p text:style-name="Standard"/>
      <text:p text:style-name="Standard"/>
      <text:p text:style-name="P1">sobre o H2<text:span text:style-name="T2">o</text:span>:</text:p>
      <text:p text:style-name="P1"/>
      <text:p text:style-name="P1">- plataforma open source</text:p>
      <text:p text:style-name="P1"/>
      <text:p text:style-name="P1">- com processamento em memória e de forma distribuída</text:p>
      <text:p text:style-name="P1"/>
      <text:p text:style-name="P1">- pode ser usado para ETL, algoritmos estatísticos, e ML (GBM,GLM,Deep learning,etc)</text:p>
      <text:p text:style-name="P1"/>
      <text:p text:style-name="P1">- mais eficiente se escrito em Java e Scala</text:p>
      <text:p text:style-name="P1"/>
      <text:p text:style-name="P1"/>
      <text:p text:style-name="P2">H2<text:span text:style-name="T2">o</text:span> por baixo do capô:</text:p>
      <text:p text:style-name="P2"/>
      <text:p text:style-name="P2">- desenvolvido para trabalhar com interhabilidade entre memória e disco de maneira simples ou seja, ele somente importa para a memória os objetos que de fato estão sendo utilizados no banco de dados (lazy load)</text:p>
      <text:p text:style-name="P2"/>
      <text:p text:style-name="P2">- otimizado para processamento paralelo, em clusters e nós na nuvem. Mas também lida bem com a máquina local, assim como clusters locais. Consegue mapear os discos do cluster (não precisa trabalhar somente com um, ou fazer um endereçamento particular de cada disco do cluster, bastanto informas os IP’s das máquinas.</text:p>
      <text:p text:style-name="P2"/>
      <text:p text:style-name="P2"/>
      <text:p text:style-name="P2">- H2<text:span text:style-name="T2">o</text:span> é uma plataforma com interpretador interno que aceita o código em R como interface cliente, <text:span text:style-name="T3">porém traduz os comandos para Scala internamente, </text:span><text:span text:style-name="T4">ou então traduz diretamente para algoritmos já preparados dentro da ferramenta (ML, K</text:span><text:span text:style-name="T5">means,GLM,...)</text:span></text:p>
      <text:p text:style-name="P2"/>
      <text:p text:style-name="P2">- usa um banco de dados do tipo “chave e valor” (um mecanismo similar ao lazy load)</text:p>
      <text:p text:style-name="P2"/>
      <text:p text:style-name="P2"/>
      <text:p text:style-name="P2">- ele próprio faz o management da memória, identificando quando existe memória disponivel, e quando não tem, automaticamente faz adaptações mandando dados para a CPU ou disco.</text:p>
      <text:p text:style-name="P2"/>
      <text:p text:style-name="P2">VANTAGENS:</text:p>
      <text:p text:style-name="P2"/>
      <text:p text:style-name="P2">- Até 100x mais veloz que o Scikit learn.</text:p>
      <text:p text:style-name="P2"/>
      <text:p text:style-name="P2"><text:soft-page-break/>- escalabilidade <text:span text:style-name="T2">(quanto mais máquinas no cluster, melhor.)</text:span></text:p>
      <text:p text:style-name="P2"/>
      <text:p text:style-name="P2">- <text:span text:style-name="T2">interface UI para monitoramento em tempo real</text:span></text:p>
      <text:p text:style-name="P2"/>
      <text:p text:style-name="P2"/>
      <text:p text:style-name="P3">Funciona com Hadoop, Spark (Sparklyng Water) ou stand-alone</text:p>
      <text:p text:style-name="P3"/>
      <text:p text:style-name="P3">Stand alone:</text:p>
      <text:p text:style-name="P3"/>
      <text:p text:style-name="P3">Comando R → h2o → Ambiente R</text:p>
      <text:p text:style-name="P3"/>
      <text:p text:style-name="P3">Alguns comandos:</text:p>
      <text:p text:style-name="P3"/>
      <text:p text:style-name="P3">h2o_df=h2o.importFile(“./path/arquivo.csv”)</text:p>
      <text:p text:style-name="P3"/>
      <text:p text:style-name="P3">- se transforma internamente num arquivo do tipo h2o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23:11:15.289000000</meta:creation-date>
    <dc:date>2022-09-08T23:45:18.055000000</dc:date>
    <meta:editing-duration>PT2M2S</meta:editing-duration>
    <meta:editing-cycles>1</meta:editing-cycles>
    <meta:document-statistic meta:table-count="0" meta:image-count="0" meta:object-count="0" meta:page-count="2" meta:paragraph-count="27" meta:word-count="310" meta:character-count="1874" meta:non-whitespace-character-count="1591"/>
    <meta:generator>LibreOffice/7.3.1.3$Windows_X86_64 LibreOffice_project/a69ca51ded25f3eefd52d7bf9a5fad8c90b87951</meta:generator>
  </office:meta>
</office:document-meta>
</file>